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adornments="標準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ＭＳ Ｐゴシック"/>
    </style:style>
    <style:style style:name="ce2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style:font-name="ＭＳ Ｐゴシック"/>
    </style:style>
    <style:style style:name="ce3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/>
      <style:text-properties style:font-name="ＭＳ Ｐゴシック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ＭＳ Ｐゴシック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ＭＳ Ｐゴシック"/>
    </style:style>
    <style:style style:name="ce6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  <style:text-properties style:font-name="ＭＳ Ｐゴシック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ＭＳ Ｐゴシック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font-name="ＭＳ Ｐゴシック"/>
    </style:style>
    <style:style style:name="ce9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style:font-name="ＭＳ Ｐゴシック"/>
    </style:style>
    <style:style style:name="ce1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font-name="ＭＳ Ｐゴシック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style:font-name="ＭＳ Ｐゴシック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  <style:text-properties style:font-name="ＭＳ Ｐゴシック"/>
    </style:style>
    <style:style style:name="ce13" style:family="table-cell" style:parent-style-name="Default">
      <style:table-cell-properties fo:border-bottom="none" fo:border-left="0.06pt solid #000000" fo:border-right="none" fo:border-top="0.06pt solid #000000"/>
      <style:text-properties style:font-name="ＭＳ Ｐゴシック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style:font-name="ＭＳ Ｐゴシック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style:font-name="ＭＳ Ｐゴシック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  <style:text-properties style:font-name="ＭＳ Ｐゴシック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ＭＳ Ｐゴシック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font-name="ＭＳ Ｐゴシック"/>
    </style:style>
    <style:style style:name="ce19" style:family="table-cell" style:parent-style-name="Default">
      <style:table-cell-properties fo:border="none"/>
      <style:text-properties style:font-name="ＭＳ Ｐゴシック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ＭＳ Ｐゴシック"/>
    </style:style>
    <style:style style:name="ce21" style:family="table-cell" style:parent-style-name="Default">
      <style:table-cell-properties fo:border-bottom="none" fo:border-left="none" fo:border-right="0.06pt solid #000000" fo:border-top="none"/>
      <style:text-properties style:font-name="ＭＳ Ｐゴシック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  <style:text-properties style:font-name="ＭＳ Ｐゴシック"/>
    </style:style>
    <style:style style:name="ce23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ＭＳ Ｐゴシック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ＭＳ Ｐゴシック"/>
    </style:style>
  </office:automatic-styles>
  <office:body>
    <office:spreadsheet>
      <table:table table:name="ベクトル分解行列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(Vx[m/s] Vy[m/s] Vr[rps]) → n[rps]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全般</text:p>
          </table:table-cell>
          <table:covered-table-cell table:number-columns-repeated="2"/>
          <table:table-cell/>
          <table:table-cell table:style-name="ce23" office:value-type="string" calcext:value-type="string">
            <text:p>係数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ホイール直径[m]</text:p>
          </table:table-cell>
          <table:covered-table-cell table:style-name="ce14"/>
          <table:table-cell table:style-name="ce20" office:value-type="float" office:value="0.05" calcext:value-type="float">
            <text:p>0.05</text:p>
          </table:table-cell>
          <table:table-cell/>
          <table:table-cell table:style-name="ce24" table:formula="of:=1/([.D6]*[.D5]*PI())" office:value-type="float" office:value="25.4647908947033" calcext:value-type="float">
            <text:p/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ギア比</text:p>
          </table:table-cell>
          <table:covered-table-cell table:style-name="ce15"/>
          <table:table-cell table:style-name="ce18"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モーター4</text:p>
          </table:table-cell>
          <table:covered-table-cell table:style-name="ce16"/>
          <table:table-cell/>
          <table:table-cell table:style-name="ce9" office:value-type="string" calcext:value-type="string" table:number-columns-spanned="2" table:number-rows-spanned="1">
            <text:p>モーター1</text:p>
          </table:table-cell>
          <table:covered-table-cell table:style-name="ce16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X[m]</text:p>
          </table:table-cell>
          <table:table-cell table:style-name="ce17" office:value-type="float" office:value="-0.060044" calcext:value-type="float">
            <text:p>-0.060044</text:p>
          </table:table-cell>
          <table:table-cell/>
          <table:table-cell table:style-name="ce7" office:value-type="string" calcext:value-type="string">
            <text:p>X[m]</text:p>
          </table:table-cell>
          <table:table-cell table:style-name="ce17" office:value-type="float" office:value="0.060044" calcext:value-type="float">
            <text:p>0.060044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Y[m]</text:p>
          </table:table-cell>
          <table:table-cell table:style-name="ce17" office:value-type="float" office:value="0.051292" calcext:value-type="float">
            <text:p>0.051292</text:p>
          </table:table-cell>
          <table:table-cell/>
          <table:table-cell table:style-name="ce7" office:value-type="string" calcext:value-type="string">
            <text:p>Y[m]</text:p>
          </table:table-cell>
          <table:table-cell table:style-name="ce17" office:value-type="float" office:value="0.051292" calcext:value-type="float">
            <text:p>0.051292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Angle[deg]</text:p>
          </table:table-cell>
          <table:table-cell table:style-name="ce18" office:value-type="float" office:value="225" calcext:value-type="float">
            <text:p>225</text:p>
          </table:table-cell>
          <table:table-cell/>
          <table:table-cell table:style-name="ce8" office:value-type="string" calcext:value-type="string">
            <text:p>Angle[deg]</text:p>
          </table:table-cell>
          <table:table-cell table:style-name="ce18"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モーター3</text:p>
          </table:table-cell>
          <table:covered-table-cell table:style-name="ce16"/>
          <table:table-cell/>
          <table:table-cell table:style-name="ce9" office:value-type="string" calcext:value-type="string" table:number-columns-spanned="2" table:number-rows-spanned="1">
            <text:p>モーター2</text:p>
          </table:table-cell>
          <table:covered-table-cell table:style-name="ce16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X[m]</text:p>
          </table:table-cell>
          <table:table-cell table:style-name="ce17" office:value-type="float" office:value="-0.060044" calcext:value-type="float">
            <text:p>-0.060044</text:p>
          </table:table-cell>
          <table:table-cell/>
          <table:table-cell table:style-name="ce7" office:value-type="string" calcext:value-type="string">
            <text:p>X[m]</text:p>
          </table:table-cell>
          <table:table-cell table:style-name="ce17" office:value-type="float" office:value="0.060044" calcext:value-type="float">
            <text:p>0.060044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Y[m]</text:p>
          </table:table-cell>
          <table:table-cell table:style-name="ce17" office:value-type="float" office:value="-0.051292" calcext:value-type="float">
            <text:p>-0.051292</text:p>
          </table:table-cell>
          <table:table-cell/>
          <table:table-cell table:style-name="ce7" office:value-type="string" calcext:value-type="string">
            <text:p>Y[m]</text:p>
          </table:table-cell>
          <table:table-cell table:style-name="ce17" office:value-type="float" office:value="-0.051292" calcext:value-type="float">
            <text:p>-0.051292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Angle[deg]</text:p>
          </table:table-cell>
          <table:table-cell table:style-name="ce18" office:value-type="float" office:value="315" calcext:value-type="float">
            <text:p>315</text:p>
          </table:table-cell>
          <table:table-cell/>
          <table:table-cell table:style-name="ce8" office:value-type="string" calcext:value-type="string">
            <text:p>Angle[deg]</text:p>
          </table:table-cell>
          <table:table-cell table:style-name="ce18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 table:number-columns-spanned="3" table:number-rows-spanned="1">
            <text:p>DECOMPOSITION行列(小数点数)</text:p>
          </table:table-cell>
          <table:covered-table-cell table:style-name="ce14"/>
          <table:covered-table-cell table:style-name="ce16"/>
          <table:table-cell table:number-columns-repeated="1020"/>
        </table:table-row>
        <table:table-row table:style-name="ro1">
          <table:table-cell/>
          <table:table-cell table:style-name="ce11" table:formula="of:=COS([.F11]/180*PI())*[.$F$5]" office:value-type="float" office:value="-18.0063263231421" calcext:value-type="float">
            <text:p/>
          </table:table-cell>
          <table:table-cell table:formula="of:=SIN([.F11]/180*PI())*[.$F$5]" office:value-type="float" office:value="18.0063263231421" calcext:value-type="float">
            <text:p/>
          </table:table-cell>
          <table:table-cell table:style-name="ce21" table:formula="of:=ABS([.B19]*[.F10]-[.C19]*[.F9])*2*PI()" office:value-type="float" office:value="12.5962304944297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11" table:formula="of:=COS([.F16]/180*PI())*[.$F$5]" office:value-type="float" office:value="18.0063263231421" calcext:value-type="float">
            <text:p/>
          </table:table-cell>
          <table:table-cell table:formula="of:=SIN([.F16]/180*PI())*[.$F$5]" office:value-type="float" office:value="18.0063263231421" calcext:value-type="float">
            <text:p/>
          </table:table-cell>
          <table:table-cell table:style-name="ce21" table:formula="of:=ABS([.B20]*[.F15]-[.C20]*[.F14])*2*PI()" office:value-type="float" office:value="12.5962304944297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11" table:formula="of:=COS([.C16]/180*PI())*[.$F$5]" office:value-type="float" office:value="18.0063263231421" calcext:value-type="float">
            <text:p/>
          </table:table-cell>
          <table:table-cell table:formula="of:=SIN([.C16]/180*PI())*[.$F$5]" office:value-type="float" office:value="-18.0063263231421" calcext:value-type="float">
            <text:p/>
          </table:table-cell>
          <table:table-cell table:style-name="ce21" table:formula="of:=ABS([.B21]*[.C15]-[.C21]*[.C14])*2*PI()" office:value-type="float" office:value="12.5962304944297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12" table:formula="of:=COS([.C11]/180*PI())*[.$F$5]" office:value-type="float" office:value="-18.0063263231421" calcext:value-type="float">
            <text:p/>
          </table:table-cell>
          <table:table-cell table:style-name="ce15" table:formula="of:=SIN([.C11]/180*PI())*[.$F$5]" office:value-type="float" office:value="-18.0063263231421" calcext:value-type="float">
            <text:p/>
          </table:table-cell>
          <table:table-cell table:style-name="ce22" table:formula="of:=ABS([.B22]*[.C10]-[.C22]*[.C9])*2*PI()" office:value-type="float" office:value="12.5962304944297" calcext:value-type="float">
            <text:p/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 table:number-columns-spanned="3" table:number-rows-spanned="1">
            <text:p>DECOMPOSITION行列(整数化)</text:p>
          </table:table-cell>
          <table:covered-table-cell table:style-name="ce14"/>
          <table:covered-table-cell table:style-name="ce16"/>
          <table:table-cell table:number-columns-repeated="1020"/>
        </table:table-row>
        <table:table-row table:style-name="ro1">
          <table:table-cell/>
          <table:table-cell table:style-name="ce13" table:formula="of:=ROUND([.B19]*65536)" office:value-type="float" office:value="-1180063" calcext:value-type="float">
            <text:p/>
          </table:table-cell>
          <table:table-cell table:style-name="ce14" table:formula="of:=ROUND([.C19]*65536)" office:value-type="float" office:value="1180063" calcext:value-type="float">
            <text:p/>
          </table:table-cell>
          <table:table-cell table:style-name="ce16" table:formula="of:=ROUND([.D19]*65536)" office:value-type="float" office:value="825507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11" table:formula="of:=ROUND([.B20]*65536)" office:value-type="float" office:value="1180063" calcext:value-type="float">
            <text:p/>
          </table:table-cell>
          <table:table-cell table:style-name="ce19" table:formula="of:=ROUND([.C20]*65536)" office:value-type="float" office:value="1180063" calcext:value-type="float">
            <text:p/>
          </table:table-cell>
          <table:table-cell table:style-name="ce21" table:formula="of:=ROUND([.D20]*65536)" office:value-type="float" office:value="825507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11" table:formula="of:=ROUND([.B21]*65536)" office:value-type="float" office:value="1180063" calcext:value-type="float">
            <text:p/>
          </table:table-cell>
          <table:table-cell table:style-name="ce19" table:formula="of:=ROUND([.C21]*65536)" office:value-type="float" office:value="-1180063" calcext:value-type="float">
            <text:p/>
          </table:table-cell>
          <table:table-cell table:style-name="ce21" table:formula="of:=ROUND([.D21]*65536)" office:value-type="float" office:value="825507" calcext:value-type="float">
            <text:p/>
          </table:table-cell>
          <table:table-cell table:number-columns-repeated="1020"/>
        </table:table-row>
        <table:table-row table:style-name="ro1">
          <table:table-cell/>
          <table:table-cell table:style-name="ce12" table:formula="of:=ROUND([.B22]*65536)" office:value-type="float" office:value="-1180063" calcext:value-type="float">
            <text:p/>
          </table:table-cell>
          <table:table-cell table:style-name="ce15" table:formula="of:=ROUND([.C22]*65536)" office:value-type="float" office:value="-1180063" calcext:value-type="float">
            <text:p/>
          </table:table-cell>
          <table:table-cell table:style-name="ce22" table:formula="of:=ROUND([.D22]*65536)" office:value-type="float" office:value="825507" calcext:value-type="float">
            <text:p/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" svg:font-family="'ＭＳ Ｐゴシック'" style:font-adornments="標準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00/00/00</text:date>, <text:time style:data-style-name="N2" text:time-value="13:45:26.00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9T11:19:34.217000000</meta:creation-date>
    <dc:date>2014-03-14T13:48:55.622000000</dc:date>
    <meta:editing-duration>PT43M27S</meta:editing-duration>
    <meta:editing-cycles>21</meta:editing-cycles>
    <meta:generator>LibreOffice/4.2.1.1$Windows_x86 LibreOffice_project/d7dbbd7842e6a58b0f521599204e827654e1fb8b</meta:generator>
    <meta:document-statistic meta:table-count="1" meta:cell-count="62" meta:object-count="0"/>
  </office:meta>
</office:document-meta>
</file>